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2a76" officeooo:paragraph-rsid="00192a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evin Bradner</text:p>
      <text:p text:style-name="P1">William Nourse</text:p>
      <text:p text:style-name="P1">Ammar Nahari</text:p>
      <text:p text:style-name="P1"/>
      <text:p text:style-name="P1">Mobile Robotics Lab 6 Writeup</text:p>
      <text:p text:style-name="P1"/>
      <text:p text:style-name="P1">Code in parent directory (assuming that you view this in github)</text:p>
      <text:p text:style-name="P1"/>
      <text:p text:style-name="P1">Video at: <text:a xlink:type="simple" xlink:href="https://www.youtube.com/watch?v=PnHGXsU2hrs">https://www.youtube.com/watch?v=PnHGXsU2hrs</text:a></text:p>
      <text:p text:style-name="P1"/>
      <text:p text:style-name="P1">ESTOP and Lidar functionality demonstrated in first few seconds of video. Polyline path following for reminder of video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1T15:54:47.521584000</meta:creation-date>
    <dc:date>2017-04-01T15:58:22.973427552</dc:date>
    <meta:editing-duration>P0D</meta:editing-duration>
    <meta:editing-cycles>1</meta:editing-cycles>
    <meta:document-statistic meta:table-count="0" meta:image-count="0" meta:object-count="0" meta:page-count="1" meta:paragraph-count="7" meta:word-count="43" meta:character-count="305" meta:non-whitespace-character-count="269"/>
    <meta:generator>LibreOffice/4.2.8.2$Linux_X86_64 LibreOffice_project/420m0$Build-2</meta:generator>
  </office:meta>
</office:document-meta>
</file>